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4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reature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mail <text:s text:c="2"/>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ahmed1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2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3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4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5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6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7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8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9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10@gmail.com <text:s text:c="2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11@gmail.com <text:s text:c="2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12@gmail.com <text:s text:c="2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13@gmail.com <text:s text:c="2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14@gmail.com <text:s text:c="2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15@gmail.com <text:s text:c="2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16@gmail.com <text:s text:c="2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  <table:table-row table:style-name="ro1">
          <table:table-cell office:value-type="string" calcext:value-type="string">
            <text:p>ahmed17@gmail.com <text:s text:c="3"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ni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1T17:52:23.331533145</dc:date>
    <meta:editing-duration>PT3M37S</meta:editing-duration>
    <meta:editing-cycles>1</meta:editing-cycles>
    <meta:document-statistic meta:table-count="1" meta:cell-count="54" meta:object-count="0"/>
    <meta:generator>LibreOffice/6.0.7.3$Linux_X86_64 LibreOffice_project/00m0$Build-3</meta:generator>
  </office:meta>
</office:document-meta>
</file>